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7da647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gr4" style:family="graphic" style:parent-style-name="standard">
      <style:graphic-properties svg:stroke-color="#808080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ff0000" draw:marker-start="Arrow" draw:marker-start-width="0.3cm" draw:marker-end="Circle" draw:marker-end-width="0.3cm" draw:textarea-horizontal-align="center" draw:textarea-vertical-align="middle"/>
    </style:style>
    <style:style style:name="gr8" style:family="graphic" style:parent-style-name="standard">
      <style:graphic-properties svg:stroke-color="#00ff00" draw:marker-start="Arrow" draw:marker-start-width="0.3cm" draw:marker-end="Circle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3.175cm" svg:y1="12.7cm" svg:x2="6.347cm" svg:y2="11.944cm">
            <text:p text:style-name="P2"/>
          </draw:line>
          <draw:line draw:style-name="gr1" draw:text-style-name="P1" draw:layer="layout" svg:x1="6.596cm" svg:y1="12.7cm" svg:x2="6.347cm" svg:y2="11.944cm">
            <text:p text:style-name="P2"/>
          </draw:line>
          <draw:line draw:style-name="gr1" draw:text-style-name="P1" draw:layer="layout" svg:x1="11.43cm" svg:y1="12.065cm" svg:x2="6.596cm" svg:y2="12.7cm">
            <text:p text:style-name="P2"/>
          </draw:line>
          <draw:line draw:style-name="gr1" draw:text-style-name="P1" draw:layer="layout" svg:x1="14.605cm" svg:y1="9.525cm" svg:x2="11.43cm" svg:y2="12.065cm">
            <text:p text:style-name="P2"/>
          </draw:line>
          <draw:custom-shape draw:style-name="gr2" draw:text-style-name="P1" draw:layer="layout" svg:width="1.27cm" svg:height="1.27cm" svg:x="11.43cm" svg:y="5.71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1.27cm" svg:height="1.27cm" svg:x="13.335cm" svg:y="14.60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1" draw:layer="layout" svg:x1="11.43cm" svg:y1="6.35cm" svg:x2="13.335cm" svg:y2="15.24cm">
            <text:p text:style-name="P2"/>
          </draw:line>
          <draw:line draw:style-name="gr4" draw:text-style-name="P1" draw:layer="layout" svg:x1="12.7cm" svg:y1="6.35cm" svg:x2="14.605cm" svg:y2="15.24cm">
            <text:p text:style-name="P2"/>
          </draw:line>
          <draw:custom-shape draw:style-name="gr5" draw:text-style-name="P1" draw:layer="layout" svg:width="1.27cm" svg:height="1.27cm" svg:x="12.235cm" svg:y="9.457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6" draw:text-style-name="P1" draw:layer="layout" svg:x1="13.214cm" svg:y1="10.622cm" svg:x2="10.795cm" svg:y2="6.985cm">
            <text:p text:style-name="P2"/>
          </draw:line>
          <draw:custom-shape draw:style-name="gr5" draw:text-style-name="P1" draw:layer="layout" svg:width="1.27cm" svg:height="1.27cm" svg:x="9.216cm" svg:y="11.007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layer="layout" svg:width="1.27cm" svg:height="1.27cm" svg:x="6.22cm" svg:y="10.927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1" draw:layer="layout" svg:x1="13.214cm" svg:y1="10.622cm" svg:x2="6.306cm" svg:y2="14.123cm">
            <text:p text:style-name="P2"/>
          </draw:line>
          <draw:line draw:style-name="gr4" draw:text-style-name="P1" draw:layer="layout" svg:x1="12.589cm" svg:y1="9.525cm" svg:x2="5.738cm" svg:y2="13.035cm">
            <text:p text:style-name="P2"/>
          </draw:line>
          <draw:custom-shape draw:style-name="gr3" draw:text-style-name="P1" draw:layer="layout" svg:width="1.27cm" svg:height="1.27cm" svg:x="5.411cm" svg:y="12.92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7" draw:text-style-name="P1" draw:layer="layout" svg:x1="13.97cm" svg:y1="15.24cm" svg:x2="12.065cm" svg:y2="6.35cm">
            <text:p text:style-name="P2"/>
          </draw:line>
          <draw:line draw:style-name="gr7" draw:text-style-name="P1" draw:layer="layout" svg:x1="5.972cm" svg:y1="13.618cm" svg:x2="12.841cm" svg:y2="10.098cm">
            <text:p text:style-name="P2"/>
          </draw:line>
          <draw:line draw:style-name="gr4" draw:text-style-name="P1" draw:layer="layout" svg:x1="9.947cm" svg:y1="11.007cm" svg:x2="1.251cm" svg:y2="10.795cm">
            <text:p text:style-name="P2"/>
          </draw:line>
          <draw:line draw:style-name="gr4" draw:text-style-name="P1" draw:layer="layout" svg:x1="9.865cm" svg:y1="12.277cm" svg:x2="1.27cm" svg:y2="12.065cm">
            <text:p text:style-name="P2"/>
          </draw:line>
          <draw:custom-shape draw:style-name="gr3" draw:text-style-name="P1" draw:layer="layout" svg:width="1.27cm" svg:height="1.27cm" svg:x="0.635cm" svg:y="10.79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7" draw:text-style-name="P1" draw:layer="layout" svg:x1="1.27cm" svg:y1="11.526cm" svg:x2="9.846cm" svg:y2="11.646cm">
            <text:p text:style-name="P2"/>
          </draw:line>
          <draw:line draw:style-name="gr6" draw:text-style-name="P1" draw:layer="layout" svg:x1="9.865cm" svg:y1="12.277cm" svg:x2="9.865cm" svg:y2="8.817cm">
            <text:p text:style-name="P2"/>
          </draw:line>
          <draw:line draw:style-name="gr6" draw:text-style-name="P1" draw:layer="layout" svg:x1="6.347cm" svg:y1="11.944cm" svg:x2="8.605cm" svg:y2="10.326cm">
            <text:p text:style-name="P2"/>
          </draw:line>
          <draw:line draw:style-name="gr4" draw:text-style-name="P1" draw:layer="layout" svg:x1="7.415cm" svg:y1="11.272cm" svg:x2="5.658cm" svg:y2="7.36cm">
            <text:p text:style-name="P2"/>
          </draw:line>
          <draw:custom-shape draw:style-name="gr2" draw:text-style-name="P1" draw:layer="layout" svg:width="1.27cm" svg:height="1.27cm" svg:x="4.445cm" svg:y="6.98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text-style-name="P1" draw:layer="layout" svg:x1="6.306cm" svg:y1="11.944cm" svg:x2="4.541cm" svg:y2="7.965cm">
            <text:p text:style-name="P2"/>
          </draw:line>
          <draw:line draw:style-name="gr8" draw:text-style-name="P1" draw:layer="layout" svg:x1="5.08cm" svg:y1="7.62cm" svg:x2="6.891cm" svg:y2="11.646cm">
            <text:p text:style-name="P2"/>
          </draw:line>
          <draw:frame draw:style-name="gr9" draw:layer="layout" svg:width="0.853cm" svg:height="1.195cm" svg:x="13.335cm" svg:y="8.965cm">
            <draw:text-box>
              <text:p text:style-name="P2">1</text:p>
            </draw:text-box>
          </draw:frame>
          <draw:frame draw:style-name="gr9" draw:layer="layout" svg:width="0.853cm" svg:height="1.195cm" svg:x="9.942cm" svg:y="10.16cm">
            <draw:text-box>
              <text:p text:style-name="P2">2</text:p>
            </draw:text-box>
          </draw:frame>
          <draw:frame draw:style-name="gr9" draw:layer="layout" svg:width="0.853cm" svg:height="1.195cm" svg:x="6.985cm" svg:y="10.16cm">
            <draw:text-box>
              <text:p text:style-name="P2">3</text:p>
            </draw:text-box>
          </draw:frame>
          <draw:frame draw:style-name="gr9" draw:layer="layout" svg:width="0.853cm" svg:height="1.195cm" svg:x="12.7cm" svg:y="5.79cm">
            <draw:text-box>
              <text:p text:style-name="P2">0</text:p>
            </draw:text-box>
          </draw:frame>
          <draw:frame draw:style-name="gr9" draw:layer="layout" svg:width="0.853cm" svg:height="1.195cm" svg:x="5.715cm" svg:y="7.06cm">
            <draw:text-box>
              <text:p text:style-name="P2">4</text:p>
            </draw:text-box>
          </draw:frame>
          <draw:line draw:style-name="gr1" draw:text-style-name="P1" draw:layer="layout" svg:x1="14.606cm" svg:y1="9.525cm" svg:x2="19.05cm" svg:y2="13.97cm">
            <text:p text:style-name="P2"/>
          </draw:line>
          <draw:line draw:style-name="gr1" draw:text-style-name="P1" draw:layer="layout" svg:x1="3.175cm" svg:y1="12.7cm" svg:x2="1.27cm" svg:y2="14.605cm">
            <text:p text:style-name="P2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30T03:27:56</meta:creation-date>
    <dc:date>2007-05-30T05:01:24</dc:date>
    <dc:language>en-US</dc:language>
    <meta:editing-cycles>8</meta:editing-cycles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